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5.465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stroke="none" svg:stroke-color="#000000" draw:fill="none" draw:fill-color="#ffffff" fo:min-height="6.1cm"/>
    </style:style>
    <style:style style:name="gr6" style:family="graphic" style:parent-style-name="standard">
      <style:graphic-properties draw:stroke="none" svg:stroke-color="#000000" draw:fill="none" draw:fill-color="#ffffff" fo:min-height="12.7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16cm" svg:height="0.635cm" svg:x="0.635cm" svg:y="0.635cm">
          <text:p text:style-name="P1">Objec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635cm" svg:y1="5.08cm" svg:x2="0.635cm" svg:y2="13.335cm">
          <text:p text:style-name="P3"/>
        </draw:line>
        <draw:frame draw:style-name="gr3" draw:text-style-name="P4" draw:layer="layout" svg:width="5.08cm" svg:height="5.939cm" svg:x="0.635cm" svg:y="6.985cm">
          <draw:text-box>
            <text:p text:style-name="P3"><text:span text:style-name="T1">= <text:s/>\= <text:s/>== <text:s/>\== <text:s/>&lt;&gt; <text:s/>&gt;&lt;</text:span></text:p>
            <text:p text:style-name="P3"><text:span text:style-name="T1">allIndexes</text:span></text:p>
            <text:p text:style-name="P3"><text:span text:style-name="T1">allItems</text:span></text:p>
            <text:p text:style-name="P3"><text:span text:style-name="T1">at, <text:s/>[ ]</text:span></text:p>
            <text:p text:style-name="P3"><text:span text:style-name="T1">difference</text:span></text:p>
            <text:p text:style-name="P3"><text:span text:style-name="T1">empty</text:span></text:p>
            <text:p text:style-name="P3"><text:span text:style-name="T1">hasIndex</text:span></text:p>
            <text:p text:style-name="P3"><text:span text:style-name="T1">hasItem</text:span></text:p>
            <text:p text:style-name="P3"><text:span text:style-name="T1">index</text:span></text:p>
            <text:p text:style-name="P3"><text:span text:style-name="T1">intersection</text:span></text:p>
            <text:p text:style-name="P3"><text:span text:style-name="T1">isEmpty</text:span></text:p>
            <text:p text:style-name="P3"><text:span text:style-name="T1">items</text:span></text:p>
          </draw:text-box>
        </draw:frame>
        <draw:line draw:style-name="gr2" draw:text-style-name="P2" draw:layer="layout" svg:x1="10.795cm" svg:y1="13.335cm" svg:x2="0.635cm" svg:y2="13.335cm">
          <text:p text:style-name="P3"/>
        </draw:line>
        <draw:custom-shape draw:style-name="gr1" draw:text-style-name="P1" draw:layer="layout" svg:width="10.16cm" svg:height="0.635cm" svg:x="0.635cm" svg:y="4.445cm">
          <text:p text:style-name="P1">Stem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715cm" svg:y1="1.27cm" svg:x2="5.715cm" svg:y2="1.905cm">
          <text:p text:style-name="P3"/>
        </draw:line>
        <draw:frame draw:style-name="gr4" draw:text-style-name="P4" draw:layer="layout" svg:width="6.35cm" svg:height="0.725cm" svg:x="0.635cm" svg:y="5.715cm">
          <draw:text-box>
            <text:p text:style-name="P3"><text:span text:style-name="T1">new</text:span></text:p>
          </draw:text-box>
        </draw:frame>
        <draw:line draw:style-name="gr2" draw:text-style-name="P2" draw:layer="layout" svg:x1="0.635cm" svg:y1="6.35cm" svg:x2="5.715cm" svg:y2="6.35cm">
          <text:p text:style-name="P3"/>
        </draw:line>
        <draw:frame draw:style-name="gr5" draw:text-style-name="P4" draw:layer="layout" svg:width="5.08cm" svg:height="6.35cm" svg:x="5.715cm" svg:y="6.985cm">
          <draw:text-box>
            <text:p text:style-name="P3"><text:span text:style-name="T1">makeArray</text:span></text:p>
            <text:p text:style-name="P3"><text:span text:style-name="T1">put, <text:s/>[ ]=</text:span></text:p>
            <text:p text:style-name="P3"><text:span text:style-name="T1">putAll</text:span></text:p>
            <text:p text:style-name="P3"><text:span text:style-name="T1">remove</text:span></text:p>
            <text:p text:style-name="P3"><text:span text:style-name="T1">removeItem</text:span></text:p>
            <text:p text:style-name="P3"><text:span text:style-name="T1">request</text:span></text:p>
            <text:p text:style-name="P3"><text:span text:style-name="T1">subset</text:span></text:p>
            <text:p text:style-name="P3"><text:span text:style-name="T1">supplier</text:span></text:p>
            <text:p text:style-name="P3"><text:span text:style-name="T1">union</text:span></text:p>
            <text:p text:style-name="P3"><text:span text:style-name="T1">unknown</text:span></text:p>
            <text:p text:style-name="P3"><text:span text:style-name="T1">xor</text:span></text:p>
          </draw:text-box>
        </draw:frame>
        <draw:frame draw:style-name="gr6" draw:text-style-name="P3" draw:layer="layout" svg:width="5.08cm" svg:height="12.95cm" svg:x="10.795cm" svg:y="4.445cm">
          <draw:text-box>
            <text:p text:style-name="P3"/>
          </draw:text-box>
        </draw:frame>
        <draw:line draw:style-name="gr2" draw:text-style-name="P2" draw:layer="layout" svg:x1="5.715cm" svg:y1="13.335cm" svg:x2="5.715cm" svg:y2="6.985cm">
          <text:p text:style-name="P3"/>
        </draw:line>
        <draw:custom-shape draw:style-name="gr7" draw:text-style-name="P2" draw:layer="layout" svg:width="10.16cm" svg:height="0.635cm" svg:x="0.635cm" svg:y="1.905cm">
          <text:p text:style-name="P1">Collections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0.16cm" svg:height="0.635cm" svg:x="0.635cm" svg:y="3.175cm">
          <text:p text:style-name="P1">MapCollection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715cm" svg:y1="2.54cm" svg:x2="5.715cm" svg:y2="3.175cm">
          <text:p text:style-name="P3"/>
        </draw:line>
        <draw:line draw:style-name="gr2" draw:text-style-name="P2" draw:layer="layout" svg:x1="5.715cm" svg:y1="3.81cm" svg:x2="5.715cm" svg:y2="4.445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6-27T13:50:52</dc:date>
    <dc:language>en-US</dc:language>
    <meta:editing-cycles>12</meta:editing-cycles>
    <meta:editing-duration>PT1H40M0S</meta:editing-duration>
    <meta:user-defined meta:name="Info 1"/>
    <meta:user-defined meta:name="Info 2"/>
    <meta:user-defined meta:name="Info 3"/>
    <meta:user-defined meta:name="Info 4"/>
    <meta:document-statistic meta:object-count="15"/>
  </office:meta>
</office:document-meta>
</file>